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b6bf0" officeooo:paragraph-rsid="001b6bf0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bf39" officeooo:paragraph-rsid="001bbf3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d16f7" officeooo:paragraph-rsid="001d16f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de6ec" officeooo:paragraph-rsid="001de6ec" style:font-size-asian="12.25pt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fo:font-size="16pt" officeooo:rsid="001bbf39" officeooo:paragraph-rsid="001bbf39" style:font-size-asian="14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16f7" style:font-size-asian="12pt" style:font-size-complex="12pt"/>
    </style:style>
    <style:style style:name="T3" style:family="text">
      <style:text-properties fo:font-size="12pt" officeooo:rsid="001de6e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ian Goga</text:p>
      <text:p text:style-name="P2">Project 4</text:p>
      <text:p text:style-name="P2">5/5/2015</text:p>
      <text:p text:style-name="P6">Discussion of Results:</text:p>
      <text:p text:style-name="P3"><text:tab/><text:span text:style-name="T1">After struggling with opencv for the longest time, I finally got the compiler to recognize “using namespace cv;” After this, the program was a breeze to use as all I really had to do was read in the given corner points from the text files into vectors then call calibratecamera. After calibratecamera has been called, I loop through all the </text:span><text:span text:style-name="T2">projected points checking for a difference between where the camera thought the points were and the ground truth of the points. The following errors, </text:span><text:span text:style-name="T3">in pixels,</text:span><text:span text:style-name="T2"> were calculated for each image:</text:span></text:p>
      <text:p text:style-name="P3"><text:span text:style-name="T2"/></text:p>
      <text:p text:style-name="P4"><text:span text:style-name="T1">Image 1:<text:tab/>0.290</text:span></text:p>
      <text:p text:style-name="P4"><text:span text:style-name="T1">Image 2:<text:tab/>0.274</text:span></text:p>
      <text:p text:style-name="P4"><text:span text:style-name="T1">Image 3:<text:tab/>0.273</text:span></text:p>
      <text:p text:style-name="P4"><text:span text:style-name="T1">Image 4:<text:tab/>0.249</text:span></text:p>
      <text:p text:style-name="P4"><text:span text:style-name="T1">Image 5:<text:tab/>0.270</text:span></text:p>
      <text:p text:style-name="P4"><text:span text:style-name="T1">Image 6:<text:tab/>0.291</text:span></text:p>
      <text:p text:style-name="P4"><text:span text:style-name="T1">Image 7:<text:tab/>0.283</text:span></text:p>
      <text:p text:style-name="P4"><text:span text:style-name="T1">Image 8:<text:tab/></text:span><text:span text:style-name="T3">0.287</text:span></text:p>
      <text:p text:style-name="P4"><text:span text:style-name="T1">Image 9:<text:tab/></text:span><text:span text:style-name="T3">0.321</text:span></text:p>
      <text:p text:style-name="P4"><text:span text:style-name="T1">Image 10:<text:tab/></text:span><text:span text:style-name="T3">0.295</text:span></text:p>
      <text:p text:style-name="P4"><text:span text:style-name="T1">Image 11:<text:tab/></text:span><text:span text:style-name="T3">0.328</text:span></text:p>
      <text:p text:style-name="P4"><text:span text:style-name="T1">Image 12:<text:tab/></text:span><text:span text:style-name="T3">0.314</text:span></text:p>
      <text:p text:style-name="P4"><text:span text:style-name="T1">Image 13:<text:tab/></text:span><text:span text:style-name="T3">0.352</text:span></text:p>
      <text:p text:style-name="P4"><text:span text:style-name="T1">Image 14:<text:tab/></text:span><text:span text:style-name="T3">0.278</text:span></text:p>
      <text:p text:style-name="P4"><text:span text:style-name="T1">Image 15:<text:tab/></text:span><text:span text:style-name="T3">0.260</text:span></text:p>
      <text:p text:style-name="P4"/>
      <text:p text:style-name="P5"><text:span text:style-name="T3">S</text:span><text:span text:style-name="T1">o the error between the actual point and where the camera thought the point is, was very small, less than a single pixel in all images. For most cases this should be fine but under certain circumstances this may be a problem. In cases where the point might be very far away, a slight discrepancy might be a huge probl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23:38:25.429881716</meta:creation-date>
    <dc:date>2015-05-05T00:33:12.877984035</dc:date>
    <meta:editing-duration>PT9M16S</meta:editing-duration>
    <meta:editing-cycles>1</meta:editing-cycles>
    <meta:document-statistic meta:table-count="0" meta:image-count="0" meta:object-count="0" meta:page-count="2" meta:paragraph-count="21" meta:word-count="204" meta:character-count="1121" meta:non-whitespace-character-count="936"/>
    <meta:generator>LibreOffice/4.2.7.2$Linux_X86_64 LibreOffice_project/420m0$Build-2</meta:generator>
  </office:meta>
</office:document-meta>
</file>